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6cm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gr9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11.2cm" svg:x="1cm" svg:y="3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726cm" svg:height="1.195cm" svg:x="7.995cm" svg:y="1.4cm">
          <draw:text-box>
            <text:p text:style-name="P2"><text:span text:style-name="T1">Thread Model</text:span></text:p>
          </draw:text-box>
        </draw:frame>
        <draw:custom-shape draw:style-name="gr3" draw:text-style-name="P1" draw:layer="layout" svg:width="19cm" svg:height="2.2cm" svg:x="1cm" svg:y="26.1cm">
          <text:p text:style-name="P1">Linux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9.8cm" svg:x="1cm" svg:y="1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9.8cm" svg:x="10.5cm" svg:y="15.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04cm" svg:height="0.962cm" svg:x="2.66cm" svg:y="15.9cm">
          <draw:text-box>
            <text:p>MIPS Simulated</text:p>
          </draw:text-box>
        </draw:frame>
        <draw:frame draw:style-name="gr4" draw:layer="layout" svg:width="5.8cm" svg:height="0.962cm" svg:x="10.7cm" svg:y="15.9cm">
          <draw:text-box>
            <text:p>Nachos kernel</text:p>
          </draw:text-box>
        </draw:frame>
        <draw:custom-shape draw:style-name="gr3" draw:text-style-name="P1" draw:layer="layout" svg:width="3.2cm" svg:height="2.1cm" svg:x="11.4cm" svg:y="18.2cm">
          <text:p text:style-name="P1">Thread 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cm" svg:height="2.1cm" svg:x="15.6cm" svg:y="19.3cm">
          <text:p text:style-name="P1">Thread 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cm" svg:height="1.3cm" svg:x="12.4cm" svg:y="11cm">
          <text:p text:style-name="P1">addrspace</text:p>
          <draw:enhanced-geometry svg:viewBox="0 0 21600 21600" draw:type="rectangle" draw:enhanced-path="M 0 0 L 21600 0 21600 21600 0 21600 0 0 Z N"/>
        </draw:custom-shape>
        <draw:frame draw:style-name="gr5" draw:layer="layout" svg:width="4.4cm" svg:height="1.05cm" svg:x="1.3cm" svg:y="4.55cm">
          <draw:text-box>
            <text:p>Nachos User</text:p>
          </draw:text-box>
        </draw:frame>
        <draw:custom-shape draw:style-name="gr3" draw:text-style-name="P1" draw:layer="layout" svg:width="4.7cm" svg:height="1.2cm" svg:x="5.4cm" svg:y="6.2cm">
          <text:p text:style-name="P1">Cod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cm" svg:height="1.2cm" svg:x="5.4cm" svg:y="7.4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cm" svg:height="2.4cm" svg:x="5.4cm" svg:y="8.6cm">
          <text:p text:style-name="P1">.</text:p>
          <text:p text:style-name="P1">.<text:line-break/>.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cm" svg:height="1.2cm" svg:x="5.4cm" svg:y="11cm">
          <text:p text:style-name="P1">Stack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cm" svg:height="1.2cm" svg:x="5.4cm" svg:y="12.2cm">
          <text:p text:style-name="P1">Stack1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7.2cm" svg:y1="14.9cm" svg:x2="14cm" svg:y2="18.1cm">
          <text:p/>
        </draw:line>
        <draw:line draw:style-name="gr6" draw:text-style-name="P1" draw:layer="layout" svg:x1="18cm" svg:y1="11.5cm" svg:x2="18.1cm" svg:y2="19.3cm">
          <text:p/>
        </draw:line>
        <draw:line draw:style-name="gr7" draw:text-style-name="P1" draw:layer="layout" svg:x1="17.2cm" svg:y1="14.9cm" svg:x2="17.2cm" svg:y2="11.9cm">
          <text:p/>
        </draw:line>
        <draw:line draw:style-name="gr7" draw:text-style-name="P1" draw:layer="layout" svg:x1="17.2cm" svg:y1="11.9cm" svg:x2="16.5cm" svg:y2="11.9cm">
          <text:p/>
        </draw:line>
        <draw:line draw:style-name="gr7" draw:text-style-name="P1" draw:layer="layout" svg:x1="18cm" svg:y1="11.5cm" svg:x2="16.5cm" svg:y2="11.5cm">
          <text:p/>
        </draw:line>
        <draw:frame draw:style-name="gr8" draw:layer="layout" svg:width="4.4cm" svg:height="0.962cm" svg:x="10.2cm" svg:y="5.7cm">
          <draw:text-box>
            <text:p>0x...0000</text:p>
          </draw:text-box>
        </draw:frame>
        <draw:line draw:style-name="gr6" draw:text-style-name="P1" draw:layer="layout" svg:x1="15.6cm" svg:y1="20.8cm" svg:x2="9.7cm" svg:y2="20.9cm">
          <text:p/>
        </draw:line>
        <draw:line draw:style-name="gr6" draw:text-style-name="P1" draw:layer="layout" svg:x1="11.4cm" svg:y1="19.2cm" svg:x2="9.6cm" svg:y2="19.2cm">
          <text:p/>
        </draw:line>
        <draw:custom-shape draw:style-name="gr3" draw:text-style-name="P1" draw:layer="layout" svg:width="8cm" svg:height="1.5cm" svg:x="11.2cm" svg:y="22.9cm">
          <text:p text:style-name="P1">Scheduler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7cm" svg:y1="21.4cm" svg:x2="15.9cm" svg:y2="22.9cm">
          <text:p/>
        </draw:line>
        <draw:line draw:style-name="gr7" draw:text-style-name="P1" draw:layer="layout" svg:x1="12.9cm" svg:y1="20.3cm" svg:x2="13.9cm" svg:y2="22.9cm">
          <text:p/>
        </draw:line>
        <draw:line draw:style-name="gr7" draw:text-style-name="P1" draw:layer="layout" svg:x1="10.1cm" svg:y1="11.7cm" svg:x2="12.4cm" svg:y2="11.7cm">
          <text:p/>
        </draw:line>
        <draw:line draw:style-name="gr6" draw:text-style-name="P1" draw:layer="layout" svg:x1="3.1cm" svg:y1="14.4cm" svg:x2="3.1cm" svg:y2="15.9cm">
          <text:p/>
        </draw:line>
        <draw:line draw:style-name="gr6" draw:text-style-name="P1" draw:layer="layout" svg:x1="3.7cm" svg:y1="15.9cm" svg:x2="3.7cm" svg:y2="14.3cm">
          <text:p/>
        </draw:line>
        <draw:frame draw:style-name="gr9" draw:layer="layout" svg:width="4.6cm" svg:height="0.962cm" svg:x="16.5cm" svg:y="10.438cm">
          <draw:text-box>
            <text:p>regthread2</text:p>
          </draw:text-box>
        </draw:frame>
        <draw:frame draw:style-name="gr9" draw:layer="layout" svg:width="4.6cm" svg:height="0.962cm" svg:x="13.6cm" svg:y="13.2cm">
          <draw:text-box>
            <text:p>regthread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s </meta:initial-creator>
    <meta:creation-date>2014-01-15T16:16:42</meta:creation-date>
    <dc:date>2014-01-16T09:38:25</dc:date>
    <dc:creator>lucas </dc:creator>
    <meta:editing-duration>PT12H2M23S</meta:editing-duration>
    <meta:editing-cycles>1</meta:editing-cycles>
    <meta:document-statistic meta:object-count="32"/>
    <meta:generator>LibreOffice/3.5$Linux_X86_64 LibreOffice_project/350m1$Build-2</meta:generator>
  </office:meta>
</office:document-meta>
</file>